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StarSymbol" svg:font-family="StarSymbol"/>
    <style:font-face style:name="DejaVu Sans1" svg:font-family="'DejaVu Sans'" style:font-adornments="Regular" style:font-family-generic="swiss"/>
    <style:font-face style:name="Optima Cyr" svg:font-family="'Optima Cyr'" style:font-adornments="Regular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kills_20_list_20_sectioned_20_indent" style:list-style-name="L1"/>
    <style:style style:name="T1" style:family="text">
      <style:text-properties style:font-name="Optima Cyr" style:font-name-asian="DejaVu Sans2" style:font-name-complex="Lucidasans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Other Skills and Experience</text:title></text:h>
      <text:p text:style-name="Skills_20_list_20_sectioned"><text:tab/><text:span text:style-name="Strong_20_Emphasis">Development:</text:span><text:tab/><text:span text:style-name="Bullet_20_Symbols">●</text:span><text:span text:style-name="T1"><text:tab/></text:span>More than 8 years experience programming in Perl 5 using object‑oriented and threaded models.</text:p>
      <text:list xml:id="list598624556" text:style-name="L1">
        <text:list-item>
          <text:p text:style-name="P1">Years of experience writing PHP 5, XHTML, CSS 2, JavaScript, AJAX, XML and XSLT.</text:p>
        </text:list-item>
        <text:list-item>
          <text:p text:style-name="P1">Vast working knowledge of Perl, POSIX and Java regular expression libraries.</text:p>
        </text:list-item>
        <text:list-item>
          <text:p text:style-name="P1">Years of experience in UNIX shell scripting, automated tasks, code security practices and multithreading.</text:p>
        </text:list-item>
        <text:list-item>
          <text:p text:style-name="P1">Experience developing Java applications and experience using the Eclipse development platform.</text:p>
        </text:list-item>
        <text:list-item>
          <text:p text:style-name="P1">Over 2 years experience working in a managed code environment using Subversion and Git.</text:p>
        </text:list-item>
        <text:list-item>
          <text:p text:style-name="P1">Experience creating object‑oriented code libraries in Perl, PHP and Java. Published on CPAN.</text:p>
        </text:list-item>
        <text:list-item>
          <text:p text:style-name="P1">Experience building and using databases using SQLite, MySQL and PostgreSQL and working with PHP and Perl APIs.</text:p>
        </text:list-item>
        <text:list-item>
          <text:p text:style-name="P1">Working knowledge of artificial intelligence (AI) programming concepts and designs, constructing and implementing neural networks.</text:p>
        </text:list-item>
      </text:list>
      <text:p text:style-name="Skills_20_list_20_sectioned"><text:tab/><text:span text:style-name="Strong_20_Emphasis">UNIX Administration:</text:span><text:tab/><text:span text:style-name="Bullet_20_Symbols">●</text:span><text:tab/>Over 8 years experience administrating Linux servers and virtual hosts.</text:p>
      <text:list xml:id="list335175375" text:continue-numbering="true" text:style-name="L1">
        <text:list-item>
          <text:p text:style-name="P1">Vast and intimate knowledge of UNIX system administration, networking and security.</text:p>
        </text:list-item>
        <text:list-item>
          <text:p text:style-name="P1">Years of Apache, MySQL and virtual hosting experience.</text:p>
        </text:list-item>
        <text:list-item>
          <text:p text:style-name="P1">Extensive experience building, setting up and administrating computer networks and clusters.</text:p>
        </text:list-item>
        <text:list-item>
          <text:p text:style-name="P1">Experience building desktop computers and upgrading hardware.</text:p>
        </text:list-item>
      </text:list>
      <text:p text:style-name="Skills_20_list_20_sectioned"><text:tab/><text:span text:style-name="Strong_20_Emphasis">Graphic Design:</text:span><text:tab/><text:span text:style-name="Bullet_20_Symbols">●</text:span><text:tab/>Years of 2D and 3D graphic design experience working with Inkscape, The GIMP, Blender, Dia, Scribus, Adobe Photoshop and Illustrator.</text:p>
      <text:list xml:id="list717448478" text:continue-numbering="true" text:style-name="L1">
        <text:list-item>
          <text:p text:style-name="P1">Experience developing visual media in OpenOffice, LibreOffice and Microsoft Office.</text:p>
        </text:list-item>
        <text:list-item>
          <text:p text:style-name="P1">Experience constructing, editing, encoding and analyzing digital audio with working knowledge of audio filtering types and techniqu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StarSymbol" svg:font-family="StarSymbol"/>
    <style:font-face style:name="DejaVu Sans1" svg:font-family="'DejaVu Sans'" style:font-adornments="Regular" style:font-family-generic="swiss"/>
    <style:font-face style:name="Optima Cyr" svg:font-family="'Optima Cyr'" style:font-adornments="Regular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Skills_20_list" style:display-name="Skills list" style:family="paragraph" style:parent-style-name="Text_20_body" style:class="text">
      <style:paragraph-properties fo:margin-left="0.75in" fo:margin-right="0.75in" fo:margin-top="0.0799in" fo:margin-bottom="0.0799in" fo:text-indent="0in" style:auto-text-indent="false"/>
      <style:text-properties style:font-name="Optima Cyr" fo:font-size="11pt"/>
    </style:style>
    <style:style style:name="Skills_20_list_20_sectioned" style:display-name="Skills list sectioned" style:family="paragraph" style:parent-style-name="Skills_20_list" style:next-style-name="Skills_20_list_20_sectioned_20_indent">
      <style:paragraph-properties fo:margin-left="2.25in" fo:margin-right="0.75in" fo:text-indent="-2in" style:auto-text-indent="false">
        <style:tab-stops>
          <style:tab-stop style:position="-0.5in" style:type="right"/>
          <style:tab-stop style:position="-0.25in"/>
          <style:tab-stop style:position="0.25in"/>
        </style:tab-stops>
      </style:paragraph-properties>
    </style:style>
    <style:style style:name="Skills_20_list_20_sectioned_20_indent" style:display-name="Skills list sectioned indent" style:family="paragraph" style:parent-style-name="Skills_20_list_20_sectioned">
      <style:paragraph-properties fo:margin-left="1.75in" fo:margin-right="0.75in" fo:margin-top="0in" fo:margin-bottom="0.0799in" fo:text-indent="0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Other Skills and Experience</dc:title>
    <dc:subject>Resume</dc:subject>
    <meta:initial-creator>Daniel Church</meta:initial-creator>
    <meta:creation-date>2008-02-27T22:46:24</meta:creation-date>
    <dc:creator>Daniel Church</dc:creator>
    <dc:date>2011-07-21T21:21:02</dc:date>
    <meta:editing-cycles>47</meta:editing-cycles>
    <meta:editing-duration>PT3H49M16S</meta:editing-duration>
    <meta:document-statistic meta:table-count="0" meta:image-count="0" meta:object-count="0" meta:page-count="1" meta:paragraph-count="0" meta:word-count="243" meta:character-count="1678" meta:non-whitespace-character-count="1464"/>
    <meta:user-defined meta:name="Info 1"/>
    <meta:user-defined meta:name="Info 2"/>
    <meta:user-defined meta:name="Info 3"/>
    <meta:user-defined meta:name="Info 4"/>
  </office:meta>
</office:document-meta>
</file>